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7800000013FCCD2990B872FD422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893cm"/>
    </style:style>
    <style:style style:name="pr2" style:family="presentation" style:parent-style-name="Default-title">
      <style:graphic-properties fo:min-height="3.78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0000ff"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ff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6.405cm" svg:y="14.224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3.83cm" svg:y="13.716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9.144cm" svg:height="1.893cm" svg:x="8.89cm" svg:y="6.997cm" presentation:class="title" presentation:user-transformed="true">
          <draw:text-box>
            <text:p text:style-name="P2"><text:span text:style-name="T1">Práctica 4</text:span></text:p>
          </draw:text-box>
        </draw:frame>
        <draw:frame draw:style-name="gr1" draw:text-style-name="P1" draw:layer="layout" svg:width="15.296cm" svg:height="2.54cm" svg:x="5.842cm" svg:y="1.524cm">
          <draw:image xlink:href="Pictures/10000000000007800000013FCCD2990B872FD422.jpg" xlink:type="simple" xlink:show="embed" xlink:actuate="onLoad">
            <text:p/>
          </draw:image>
        </draw:frame>
        <draw:frame presentation:style-name="pr2" draw:text-style-name="P4" draw:layer="layout" svg:width="17.78cm" svg:height="3.785cm" svg:x="4.318cm" svg:y="9.144cm" presentation:class="title" presentation:user-transformed="true">
          <draw:text-box>
            <text:p text:style-name="P2"><text:span text:style-name="T2">Llamada a subrutin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3-14T13:18:01.815832792</dc:date>
    <meta:editing-duration>P7DT21H7M37S</meta:editing-duration>
    <meta:editing-cycles>499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